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9f9f9" draw:fill="solid" draw:fill-color="#f2f2f2" draw:textarea-horizontal-align="justify" draw:textarea-vertical-align="middle" draw:auto-grow-height="false" fo:min-height="26.42cm" fo:min-width="6.247cm"/>
    </style:style>
    <style:style style:name="gr2" style:family="graphic" style:parent-style-name="Top_20_Heading_20_Text">
      <style:graphic-properties fo:min-height="0.395cm"/>
    </style:style>
    <style:style style:name="gr3" style:family="graphic" style:parent-style-name="Action">
      <style:graphic-properties fo:min-height="0.385cm" fo:min-width="2.421cm"/>
    </style:style>
    <style:style style:name="gr4" style:family="graphic" style:parent-style-name="Connector_20_Red">
      <style:graphic-properties draw:textarea-vertical-align="middle"/>
    </style:style>
    <style:style style:name="gr5" style:family="graphic" style:parent-style-name="Decision_20_Text">
      <style:graphic-properties fo:min-height="0.319cm" fo:min-width="0.193cm"/>
    </style:style>
    <style:style style:name="gr6" style:family="graphic" style:parent-style-name="Decision_20_Text">
      <style:graphic-properties fo:min-height="0.319cm" fo:min-width="0.205cm"/>
    </style:style>
    <style:style style:name="gr7" style:family="graphic" style:parent-style-name="Action" style:list-style-name="L1">
      <style:graphic-properties fo:min-height="0.631cm" fo:min-width="2.19cm"/>
    </style:style>
    <style:style style:name="gr8" style:family="graphic" style:parent-style-name="Action" style:list-style-name="L1">
      <style:graphic-properties fo:min-height="0.631cm" fo:min-width="2.19cm"/>
    </style:style>
    <style:style style:name="P1" style:family="paragraph">
      <loext:graphic-properties draw:fill="solid" draw:fill-color="#f2f2f2"/>
      <style:paragraph-properties fo:text-align="center"/>
    </style:style>
    <style:style style:name="P2" style:family="paragraph">
      <loext:graphic-properties draw:fill="solid" draw:fill-color="#f2f2f2"/>
      <style:paragraph-properties fo:text-align="center"/>
      <style:text-properties fo:font-weight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BG" svg:width="6.747cm" svg:height="26.67cm" svg:x="0.545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BG" svg:width="6.747cm" svg:height="26.67cm" svg:x="7.514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BG" svg:width="6.747cm" svg:height="26.67cm" svg:x="14.514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bels" svg:width="2.921cm" svg:height="0.645cm" svg:x="9.144cm" svg:y="0.809cm">
          <draw:text-box>
            <text:p>appController</text:p>
          </draw:text-box>
        </draw:frame>
        <draw:frame draw:style-name="gr2" draw:layer="Labels" svg:width="2.921cm" svg:height="0.645cm" svg:x="2.144cm" svg:y="0.909cm">
          <draw:text-box>
            <text:p>CBController</text:p>
          </draw:text-box>
        </draw:frame>
        <draw:frame draw:style-name="gr2" draw:layer="Labels" svg:width="2.921cm" svg:height="0.645cm" svg:x="16.445cm" svg:y="0.81cm">
          <draw:text-box>
            <text:p>UIController</text:p>
          </draw:text-box>
        </draw:frame>
        <draw:custom-shape draw:style-name="gr3" xml:id="id1" draw:id="id1" draw:layer="Actions" svg:width="2.921cm" svg:height="0.635cm" svg:x="9.255cm" svg:y="26.205cm">
          <text:p><text:span text:style-name="T1">init</text:span></text:p>
          <text:p><text:span text:style-name="T2">setupEventListeners</text:span></text:p>
          <draw:enhanced-geometry svg:viewBox="0 0 21600 21600" draw:type="rectangle" draw:enhanced-path="M 0 0 L 21600 0 21600 21600 0 21600 0 0 Z N"/>
        </draw:custom-shape>
        <draw:custom-shape draw:style-name="Action" xml:id="id2" draw:id="id2" draw:layer="Actions" svg:width="1.397cm" svg:height="1.397cm" svg:x="10.009cm" svg:y="24.293cm">
          <text:p>img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3" draw:id="id3" draw:layer="Actions" svg:width="2.921cm" svg:height="0.635cm" svg:x="9.255cm" svg:y="23.305cm">
          <text:p><text:span text:style-name="T1">initDev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Actions" svg:width="2.921cm" svg:height="0.635cm" svg:x="9.255cm" svg:y="22.405cm">
          <text:p><text:span text:style-name="T1">initUI</text:span></text:p>
          <draw:enhanced-geometry svg:viewBox="0 0 21600 21600" draw:type="rectangle" draw:enhanced-path="M 0 0 L 21600 0 21600 21600 0 21600 0 0 Z N"/>
        </draw:custom-shape>
        <draw:connector draw:style-name="Connector_20_Red" draw:layer="Actions" svg:x1="10.715cm" svg:y1="26.205cm" svg:x2="10.708cm" svg:y2="25.69cm" draw:start-shape="id1" draw:start-glue-point="0" draw:end-shape="id2" draw:end-glue-point="6" svg:d="M10715 26205v-258h-7v-257" svg:viewBox="0 0 8 516">
          <text:p/>
        </draw:connector>
        <draw:connector draw:style-name="gr4" draw:text-style-name="P4" draw:layer="Actions" draw:line-skew="-0.26cm" svg:x1="10.009cm" svg:y1="24.992cm" svg:x2="9.255cm" svg:y2="23.622cm" draw:start-shape="id2" draw:start-glue-point="5" draw:end-shape="id3" draw:end-glue-point="3" svg:d="M10009 24992h-1516v-1370h762" svg:viewBox="0 0 1517 1371">
          <text:p/>
        </draw:connector>
        <draw:frame draw:style-name="gr5" draw:layer="Actions" svg:width="0.693cm" svg:height="0.569cm" svg:x="9.001cm" svg:y="24.703cm">
          <draw:text-box>
            <text:p>Y</text:p>
          </draw:text-box>
        </draw:frame>
        <draw:connector draw:style-name="gr4" draw:text-style-name="P4" draw:layer="Actions" draw:line-skew="0.262cm" svg:x1="11.406cm" svg:y1="24.992cm" svg:x2="12.176cm" svg:y2="22.722cm" draw:start-shape="id2" draw:start-glue-point="7" draw:end-shape="id4" draw:end-glue-point="1" svg:d="M11406 24992h1532v-2270h-762" svg:viewBox="0 0 1533 2271">
          <text:p/>
        </draw:connector>
        <draw:frame draw:style-name="gr6" draw:layer="Actions" svg:width="0.705cm" svg:height="0.569cm" svg:x="11.702cm" svg:y="24.704cm">
          <draw:text-box>
            <text:p>N</text:p>
          </draw:text-box>
        </draw:frame>
        <draw:custom-shape draw:style-name="gr3" draw:text-style-name="P3" xml:id="id8" draw:id="id8" draw:layer="Actions" svg:width="2.921cm" svg:height="0.635cm" svg:x="16.355cm" svg:y="19.205cm">
          <text:p><text:span text:style-name="T1">writeDimViewer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Actions" svg:width="2.921cm" svg:height="0.635cm" svg:x="16.355cm" svg:y="20.305cm">
          <text:p><text:span text:style-name="T1">evalDimAlert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Actions" svg:width="2.921cm" svg:height="0.635cm" svg:x="16.355cm" svg:y="21.405cm">
          <text:p><text:span text:style-name="T1">writeDimAlert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2.921cm" svg:height="0.635cm" svg:x="9.255cm" svg:y="3.905cm">
          <text:p><text:span text:style-name="T1">calcViewer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6" draw:id="id6" draw:layer="layout" svg:width="2.921cm" svg:height="0.635cm" svg:x="9.255cm" svg:y="5.005cm">
          <text:p><text:span text:style-name="T1">resizeContain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0.715cm" svg:y1="4.54cm" svg:x2="10.715cm" svg:y2="5.005cm" draw:start-shape="id5" draw:start-glue-point="2" draw:end-shape="id6" draw:end-glue-point="0" svg:d="M10715 4540v465" svg:viewBox="0 0 1 466">
          <text:p/>
        </draw:connector>
        <draw:connector draw:style-name="gr4" draw:text-style-name="P4" draw:layer="layout" draw:type="line" svg:x1="10.705cm" svg:y1="3.413cm" svg:x2="10.715cm" svg:y2="3.905cm" draw:start-shape="id7" draw:start-glue-point="8" draw:end-shape="id5" draw:end-glue-point="0" svg:d="M10705 3413l10 492" svg:viewBox="0 0 11 493">
          <text:p/>
        </draw:connector>
        <draw:connector draw:style-name="gr4" draw:text-style-name="P4" draw:layer="layout" draw:type="line" svg:x1="17.815cm" svg:y1="19.84cm" svg:x2="17.815cm" svg:y2="20.305cm" draw:start-shape="id8" draw:start-glue-point="2" draw:end-shape="id9" draw:end-glue-point="0" svg:d="M17815 19840v465" svg:viewBox="0 0 1 466">
          <text:p/>
        </draw:connector>
        <draw:connector draw:style-name="gr4" draw:text-style-name="P4" draw:layer="layout" draw:type="line" svg:x1="17.815cm" svg:y1="20.94cm" svg:x2="17.815cm" svg:y2="21.405cm" draw:start-shape="id9" draw:start-glue-point="2" draw:end-shape="id10" draw:end-glue-point="0" svg:d="M17815 20940v465" svg:viewBox="0 0 1 466">
          <text:p/>
        </draw:connector>
        <draw:connector draw:style-name="gr4" draw:text-style-name="P4" draw:layer="layout" svg:x1="12.176cm" svg:y1="5.322cm" svg:x2="17.815cm" svg:y2="19.205cm" draw:start-shape="id6" draw:start-glue-point="1" draw:end-shape="id8" draw:end-glue-point="0" svg:d="M12176 5322h5639v13883" svg:viewBox="0 0 5640 13884">
          <text:p/>
        </draw:connector>
        <draw:custom-shape draw:style-name="gr7" draw:text-style-name="P5" xml:id="id7" draw:id="id7" draw:layer="layout" svg:width="4.272cm" svg:height="1.397cm" svg:x="8.569cm" svg:y="2.016cm">
          <text:p text:style-name="P5"><text:span text:style-name="T3"><text:s text:c="3"/></text:span><text:span text:style-name="T3">handleFileSelect</text:span></text:p>
          <text:p text:style-name="P5"><text:span text:style-name="T4"><text:s/></text:span><text:span text:style-name="T2">-initDimViewers</text:span></text:p>
          <text:p><text:span text:style-name="T2">initImgToDOM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4.272cm" svg:height="1.397cm" svg:x="8.57cm" svg:y="6.116cm">
          <text:p text:style-name="P5"><text:span text:style-name="T3"><text:s text:c="3"/></text:span><text:span text:style-name="T3">handleUserAction</text:span></text:p>
          <text:p text:style-name="P5"><text:span text:style-name="T4"><text:s/></text:span><text:span text:style-name="T2">-initDimViewers</text:span></text:p>
          <text:p><text:span text:style-name="T2">initImgToDOM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921cm" svg:height="0.635cm" svg:x="9.247cm" svg:y="7.985cm">
          <text:p><text:span text:style-name="T1">handleToolbarInpu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op_20_Heading_20_Text" style:display-name="Top Heading Text" style:family="graphic" style:parent-style-name="standard">
      <style:graphic-properties draw:stroke="none" svg:stroke-color="#000000" draw:fill="none" draw:fill-color="#ffffff" fo:min-height="0.385cm"/>
      <style:paragraph-properties fo:text-align="center"/>
      <style:text-properties fo:font-size="10pt" fo:font-weight="bold"/>
    </style:style>
    <style:style style:name="Action" style:family="graphic" style:parent-style-name="standard">
      <style:graphic-properties draw:fill-color="#f9f9f9" draw:textarea-horizontal-align="justify" draw:textarea-vertical-align="middle" draw:auto-grow-height="false" fo:min-height="0.385cm" fo:min-width="2.421cm"/>
      <style:paragraph-properties fo:text-align="center"/>
      <style:text-properties fo:font-size="9pt" style:font-size-asian="9pt" style:font-size-complex="9pt"/>
    </style:style>
    <style:style style:name="Connector_20_Red" style:display-name="Connector Red" style:family="graphic" style:parent-style-name="objectwithoutfill">
      <style:graphic-properties svg:stroke-color="#ff0033" draw:marker-end="Symmetric_20_Arrow"/>
    </style:style>
    <style:style style:name="Decision_20_Text" style:display-name="Decision Text" style:family="graphic" style:parent-style-name="standard">
      <style:graphic-properties draw:stroke="none" draw:stroke-dash="Dashed_20__28_var_29__20_4" svg:stroke-color="#000000" draw:fill="solid" draw:fill-color="#f2f2f2" draw:fill-gradient-name="Gradient_20_1" draw:fill-hatch-name="Hatching_20_1" draw:fill-image-name="Bitmap_20_1" draw:textarea-horizontal-align="left" draw:auto-grow-height="true" draw:auto-grow-width="true" fo:min-height="0cm" fo:min-width="0cm" text:animation-delay="P0D"/>
      <style:text-properties fo:font-size="8pt" style:font-size-asian="8pt" style:font-size-complex="8pt"/>
    </style:style>
    <style:style style:name="Connector_20_Red_20_Two-Way" style:display-name="Connector Red Two-Way" style:family="graphic" style:parent-style-name="Connector_20_Red">
      <style:graphic-properties draw:stroke-dash="Dashed_20__28_var_29__20_4" svg:stroke-color="#ff0033" draw:marker-start="Symmetric_20_Arrow" draw:fill-gradient-name="Gradient_20_2" draw:fill-hatch-name="Hatching_20_1" draw:fill-image-name="Bitmap_20_2" draw:textarea-vertical-align="middle" text:animation-delay="P0D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G" draw:protected="true"/>
      <draw:layer draw:name="Labels" draw:protected="true"/>
      <draw:layer draw:name="Action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07:26:54.984523412</meta:creation-date>
    <dc:date>2019-06-10T17:05:40.680611616</dc:date>
    <meta:editing-duration>PT50M41S</meta:editing-duration>
    <meta:editing-cycles>10</meta:editing-cycles>
    <meta:generator>LibreOffice/6.2.3.2$Linux_X86_64 LibreOffice_project/20$Build-2</meta:generator>
    <meta:document-statistic meta:object-count="28"/>
  </office:meta>
</office:document-meta>
</file>